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a1" style:family="table">
      <style:table-properties style:width="13.388cm" fo:margin-left="1.836cm" table:align="left"/>
    </style:style>
    <style:style style:name="Tabla1.A" style:family="table-column">
      <style:table-column-properties style:column-width="6.668cm"/>
    </style:style>
    <style:style style:name="Tabla1.B" style:family="table-column">
      <style:table-column-properties style:column-width="6.72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top="0.101cm" fo:margin-bottom="0.101cm" style:contextual-spacing="false" fo:line-height="115%" fo:text-align="justify" style:justify-single-word="false"/>
      <style:text-properties officeooo:rsid="00096b34" officeooo:paragraph-rsid="0002a0b0"/>
    </style:style>
    <style:style style:name="P2" style:family="paragraph" style:parent-style-name="Standard">
      <style:paragraph-properties fo:margin-top="0.201cm" fo:margin-bottom="0.201cm" style:contextual-spacing="false" fo:line-height="115%" fo:text-align="justify" style:justify-single-word="false"/>
      <style:text-properties officeooo:rsid="0008e7cd" officeooo:paragraph-rsid="0002a0b0"/>
    </style:style>
    <style:style style:name="P3" style:family="paragraph" style:parent-style-name="Standard">
      <style:paragraph-properties fo:margin-top="0.101cm" fo:margin-bottom="0.101cm" style:contextual-spacing="false" fo:line-height="115%" fo:text-align="justify" style:justify-single-word="false"/>
      <style:text-properties officeooo:rsid="0008e7cd" officeooo:paragraph-rsid="0002a0b0"/>
    </style:style>
    <style:style style:name="P4" style:family="paragraph" style:parent-style-name="Standard">
      <style:text-properties officeooo:paragraph-rsid="0002a0b0"/>
    </style:style>
    <style:style style:name="P5" style:family="paragraph" style:parent-style-name="Table_20_Contents">
      <style:text-properties officeooo:paragraph-rsid="0002a0b0"/>
    </style:style>
    <style:style style:name="P6" style:family="paragraph" style:parent-style-name="Standard">
      <style:paragraph-properties fo:margin-top="0.101cm" fo:margin-bottom="0.101cm" style:contextual-spacing="false" fo:line-height="115%" fo:text-align="justify" style:justify-single-word="false"/>
      <style:text-properties officeooo:rsid="0002a0b0" officeooo:paragraph-rsid="0002a0b0"/>
    </style:style>
    <style:style style:name="P7" style:family="paragraph" style:parent-style-name="Table_20_Contents">
      <style:text-properties officeooo:rsid="0002a0b0" officeooo:paragraph-rsid="0002a0b0"/>
    </style:style>
    <style:style style:name="P8" style:family="paragraph" style:parent-style-name="Table_20_Contents">
      <style:text-properties fo:font-weight="bold" officeooo:rsid="00076ff6" officeooo:paragraph-rsid="0002a0b0" style:font-weight-asian="bold" style:font-weight-complex="bold"/>
    </style:style>
    <style:style style:name="P9" style:family="paragraph" style:parent-style-name="Table_20_Contents">
      <style:text-properties officeooo:rsid="00076ff6" officeooo:paragraph-rsid="0002a0b0"/>
    </style:style>
    <style:style style:name="P10" style:family="paragraph" style:parent-style-name="Text_20_body">
      <style:paragraph-properties fo:text-align="center" style:justify-single-word="false"/>
      <style:text-properties fo:font-size="16pt" fo:font-weight="bold" officeooo:rsid="0008e7cd" officeooo:paragraph-rsid="0002a0b0" style:font-size-asian="16pt" style:font-weight-asian="bold" style:font-size-complex="16pt" style:font-weight-complex="bold"/>
    </style:style>
    <style:style style:name="T1" style:family="text">
      <style:text-properties officeooo:rsid="000f7b2b"/>
    </style:style>
    <style:style style:name="T2" style:family="text">
      <style:text-properties officeooo:rsid="0017361c"/>
    </style:style>
    <style:style style:name="T3" style:family="text">
      <style:text-properties officeooo:rsid="0002b46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Entrevista al Experto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8">Entrevistador</text:p>
          </table:table-cell>
          <table:table-cell table:style-name="Tabla1.B1" office:value-type="string">
            <text:p text:style-name="P7"/>
          </table:table-cell>
        </table:table-row>
        <table:table-row>
          <table:table-cell table:style-name="Tabla1.A2" office:value-type="string">
            <text:p text:style-name="P8">Entrevistado</text:p>
          </table:table-cell>
          <table:table-cell table:style-name="Tabla1.B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8">Cargo del entrevistado</text:p>
          </table:table-cell>
          <table:table-cell table:style-name="Tabla1.B2" office:value-type="string">
            <text:p text:style-name="P7"/>
          </table:table-cell>
        </table:table-row>
        <table:table-row>
          <table:table-cell table:style-name="Tabla1.A2" office:value-type="string">
            <text:p text:style-name="P8">Fecha</text:p>
          </table:table-cell>
          <table:table-cell table:style-name="Tabla1.B2" office:value-type="string">
            <text:p text:style-name="P7"/>
          </table:table-cell>
        </table:table-row>
        <table:table-row>
          <table:table-cell table:style-name="Tabla1.A2" office:value-type="string">
            <text:p text:style-name="P8">Canal de comunicación</text:p>
          </table:table-cell>
          <table:table-cell table:style-name="Tabla1.B2" office:value-type="string">
            <text:p text:style-name="P9"/>
          </table:table-cell>
        </table:table-row>
      </table:table>
      <text:p text:style-name="P4"/>
      <text:p text:style-name="P2">La presente entrevista tiene por objeto recopilar información <text:span text:style-name="T1">para el tema</text:span> “Desarrollo de una Plataforma de Evaluación Docente para la escuela pública Miguel Riofrio de la ciudad de Loja”<text:span text:style-name="T2">,</text:span> con el fin de determinar la problemática que sustentara el presente trabajo de titulación.</text:p>
      <text:p text:style-name="P3">1. ¿La evaluación del rendimiento docente le brinda la capacidad de tomar decisiones sobre planes de capacitación para mejorar el desarrollo profesional?</text:p>
      <text:p text:style-name="P3"/>
      <text:p text:style-name="P1">2. ¿Qué matrices de evaluación de desempeño emplea su institución educativa?</text:p>
      <text:p text:style-name="P1"/>
      <text:p text:style-name="P6">3. ¿A qué nivel de desempeño se orienta cada matriz?</text:p>
      <text:p text:style-name="P6"/>
      <text:p text:style-name="P6">4. ¿Cuáles son los parámetros para valorar las matrices (instrumentos de evaluación)?</text:p>
      <text:p text:style-name="P6"/>
      <text:p text:style-name="P6">5. ¿Cuáles son las diversas dimensiones de evaluación de desempeño presentes en cada matriz aplicada en su institución?</text:p>
      <text:p text:style-name="P6"/>
      <text:p text:style-name="P6">6. ¿Los resultados de la evaluación del desempeño docente le habilitan para tomar decisiones y llevar a cabo acciones de mejora en los procesos de enseñanza-aprendizaje de los estudiantes?</text:p>
      <text:p text:style-name="P6"/>
      <text:p text:style-name="P6">7. ¿Cómo se lleva actualmente el proceso de evaluación docente en la institución?</text:p>
      <text:p text:style-name="P6"/>
      <text:p text:style-name="P6">8. ¿Cree que una aplicación web puede ayudar a a<text:span text:style-name="T3">g</text:span>ilizar el proceso de evaluación docente?</text:p>
      <text:p text:style-name="P6"/>
      <text:p text:style-name="P6">9 ¿Qué aspectos mejorarian en la institución con la implementación de la plataforma de evaluación docente?</text:p>
      <text:p text:style-name="P6"/>
      <text:p text:style-name="P6">10. ¿Se considera la participación directa de los estudiantes en la evaluación del desempeño docente?</text:p>
      <text:p text:style-name="P6"/>
      <text:p text:style-name="P6"><text:soft-page-break/>11. ¿Cómo la tecnología desempeña un papel en la recopilación y análisis de datos de la evaluación docente?</text:p>
      <text:p text:style-name="P6"/>
      <text:p text:style-name="P6">12. ¿Cómo espera que la implementación de esta plataforma impacte directamente en la calidad de la enseñanza?</text:p>
      <text:p text:style-name="P6"/>
      <text:p text:style-name="P6">13. ¿Qué medidas se tomarán para realizar un seguimiento efectivo de los resultados y asegurar que se traduzcan en mejoras tangibles?</text:p>
      <text:p text:style-name="P6"/>
      <text:p text:style-name="P6">14. ¿Cómo se incentivarán y promoverán oportunidades de desarrollo profesional basadas en los resultados de la evaluación docente?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C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C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8T21:31:19.578824395</meta:creation-date>
    <dc:date>2023-11-08T22:05:06.787860637</dc:date>
    <meta:editing-duration>PT19M15S</meta:editing-duration>
    <meta:editing-cycles>2</meta:editing-cycles>
    <meta:generator>LibreOffice/7.5.7.1$Linux_X86_64 LibreOffice_project/50$Build-1</meta:generator>
    <meta:document-statistic meta:table-count="1" meta:image-count="0" meta:object-count="0" meta:page-count="2" meta:paragraph-count="21" meta:word-count="290" meta:character-count="1902" meta:non-whitespace-character-count="1633"/>
  </office:meta>
</office:document-meta>
</file>